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text-properties fo:language="uk" fo:country="UA"/>
    </style:style>
    <style:style style:name="P2" style:family="paragraph" style:parent-style-name="Standard" style:list-style-name=""/>
    <style:style style:name="P3" style:family="paragraph" style:parent-style-name="Standard" style:list-style-name="" style:master-page-name="Default_20_Style">
      <style:paragraph-properties style:page-number="auto"/>
      <style:text-properties fo:language="uk" fo:country="UA"/>
    </style:style>
    <style:style style:name="T1" style:family="text">
      <style:text-properties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Я _________________________________________________________________( надалі орендар ) і </text:p>
      <text:p text:style-name="P1">_______________________________________________________________ ( за текстом наймач ) уклали </text:p>
      <text:p text:style-name="P1">угоду про наступне:</text:p>
      <text:p text:style-name="P1">1. ПРЕДМЕТ УГОДИ</text:p>
      <text:p text:style-name="P1">1.1 <text:bookmark-start text:name="__DdeLink__10_3468064731"/>Орендодавець<text:bookmark-end text:name="__DdeLink__10_3468064731"/> здає квартиру за адресою м. Одеса____________________________________, а наймач</text:p>
      <text:p text:style-name="P1">приймає вказану квартиру за плату в тимчасове використання з метою проживання.</text:p>
      <text:p text:style-name="P1"/>
      <text:p text:style-name="P2">2. <text:span text:style-name="T1">ПОРЯДОК РОЗРАХУНКУ</text:span></text:p>
      <text:p text:style-name="P1">2.1 Термін здачі квартири з ______________202 <text:s/>року до _____________202 року. Розрахунок днів.</text:p>
      <text:p text:style-name="P1">2.2 Оплата за проживання здійснюється Наймачем під час заселення.</text:p>
      <text:p text:style-name="Standard"/>
      <text:p text:style-name="P2"><text:span text:style-name="T1">3. ПРАВА ТА ОБОВ</text:span>`<text:span text:style-name="T1">ЯЗКИ СТОРІН</text:span></text:p>
      <text:p text:style-name="P2"><text:span text:style-name="T1">3.1 Наймач зобов</text:span>`<text:span text:style-name="T1">язаний:</text:span></text:p>
      <text:p text:style-name="P1">3.1.1 Використовувати квартиру тільки з метою проживання.</text:p>
      <text:p text:style-name="P1">3.1.2 Дотримуватися правил користування житловим приміщенням, утримувати вказану квартиру в порядку.</text:p>
      <text:p text:style-name="P1">3.1.3 Наймач гарантує повну безпеку квартири та майна, яке знаходиться у <text:s/>вказаній квартирі, так само майна та покриття підлоги. Підписання данної угоди є підтверженням того, що всі наявні <text:s/>у <text:s/>вказаній квартирі побутові прилади прийняті в справному стані.</text:p>
      <text:p text:style-name="P1">3.1.4 <text:s/>Орендодавець має право проводити огляд зданого в наймання житлового приміщення та майна на предмет збереження та санітарного стану, попередньо повідомивши та погодивши час визиту з <text:s/>Наймачем.</text:p>
      <text:p text:style-name="Standard"/>
      <text:p text:style-name="P1">4. РОЗІРВАННЯ УГОДИ</text:p>
      <text:p text:style-name="P1">4.1 Угода вважається дійсною після внесення оплати за зазначений термін.</text:p>
      <text:p text:style-name="P1">4.2 Сторона повинна попереджати іншу сторону про розірвання угоди за добу.</text:p>
      <text:p text:style-name="P1">4.3 У випадку <text:s/>розірвання угоди з ініціативи Орендодавця після зазначеного в пункті 4.2 терміну авансу в розмірі вартості одної доби проживання не повертається. У випадку <text:s/>розірвання угоди в процесі проживання з ініціативи <text:s/>Наймача утримується сума 40% від решти але не менше ніж вартість однієї доби проживання.</text:p>
      <text:p text:style-name="Standard"/>
      <text:p text:style-name="P1">5. ВІДПОВІДАЛЬНІСТЬ СТОРІН ЗГІДНО УГОДИ</text:p>
      <text:p text:style-name="P2"><text:span text:style-name="T1">5.1 Відповідальність за невиконання <text:s/>зобов</text:span>`<text:span text:style-name="T1">язань за цією угодою настає згідно вищевказаної угоди та чинного законодавства України.</text:span></text:p>
      <text:p text:style-name="P1">5.2 Всі розбіжності з основними умовами угоди вирішуються або шляхом спільного їх врегулювання або зверненням до суду.</text:p>
      <text:p text:style-name="P1">5.3 У разі невиконання або неналежного виконання умов угоди винна сторона відшкодовує потерпілій стороні збитки, що та зазнала.</text:p>
      <text:p text:style-name="P1">5.4 Сторони не несуть відповідальності у разі виникнення обставин форс-мажору.</text:p>
      <text:p text:style-name="Standard"/>
      <text:p text:style-name="P1">6.ПРИКІНЦЕВІ ПОЛОЖЕННЯ</text:p>
      <text:p text:style-name="P2"><text:span text:style-name="T1">6.1 Сторони здійснюють свої права та обов</text:span>`<text:span text:style-name="T1">язки згідно даній угоді та законодавству України.</text:span></text:p>
      <text:p text:style-name="Standard"/>
      <text:p text:style-name="P1">7. АДРЕСИ СТОРІН</text:p>
      <text:p text:style-name="P1"><text:tab/>Орендодавець<text:tab/><text:tab/><text:tab/><text:tab/><text:tab/><text:tab/><text:tab/><text:tab/>Наймач</text:p>
      <text:p text:style-name="Standard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3917in" fo:margin-right="0.483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efault_20_Style" style:display-name="Default Styl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15$Win32 OpenOffice.org_project/4115m2$Build-9813</meta:generator>
    <dc:date>2025-08-28T19:59:30.55</dc:date>
    <meta:document-statistic meta:table-count="0" meta:image-count="0" meta:object-count="0" meta:page-count="1" meta:paragraph-count="29" meta:word-count="310" meta:character-count="2358"/>
    <meta:user-defined meta:name="Info 1"/>
    <meta:user-defined meta:name="Info 2"/>
    <meta:user-defined meta:name="Info 3"/>
    <meta:user-defined meta:name="Info 4"/>
  </office:meta>
</office:document-meta>
</file>